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Table_20_Contents">
      <style:paragraph-properties fo:text-align="center" style:justify-single-word="false"/>
      <style:text-properties fo:font-weight="bold" officeooo:rsid="001c508f" officeooo:paragraph-rsid="001c508f" style:font-weight-asian="bold" style:font-weight-complex="bold"/>
    </style:style>
    <style:style style:name="P2" style:family="paragraph" style:parent-style-name="Table_20_Contents">
      <style:text-properties officeooo:rsid="001d13b5" officeooo:paragraph-rsid="001d13b5"/>
    </style:style>
    <style:style style:name="P3" style:family="paragraph" style:parent-style-name="Table_20_Contents">
      <style:text-properties officeooo:paragraph-rsid="001d13b5"/>
    </style:style>
    <style:style style:name="P4" style:family="paragraph" style:parent-style-name="Table_20_Contents">
      <style:text-properties officeooo:rsid="001f179d" officeooo:paragraph-rsid="001f179d"/>
    </style:style>
    <style:style style:name="P5" style:family="paragraph" style:parent-style-name="Table_20_Contents">
      <style:text-properties officeooo:rsid="001fcd80" officeooo:paragraph-rsid="001fcd80"/>
    </style:style>
    <style:style style:name="P6" style:family="paragraph" style:parent-style-name="Text_20_body">
      <style:paragraph-properties fo:text-align="center" style:justify-single-word="false"/>
      <style:text-properties fo:font-size="20pt" fo:font-weight="bold" officeooo:rsid="000e1416" officeooo:paragraph-rsid="000e1416" style:font-size-asian="20pt" style:font-weight-asian="bold" style:font-size-complex="20pt" style:font-weight-complex="bold"/>
    </style:style>
    <style:style style:name="P7" style:family="paragraph" style:parent-style-name="Text_20_body">
      <style:paragraph-properties fo:text-align="start" style:justify-single-word="false"/>
      <style:text-properties fo:font-size="20pt" fo:font-weight="bold" officeooo:rsid="000e1416" officeooo:paragraph-rsid="000e1416"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font-size="20pt" fo:font-weight="bold" officeooo:rsid="0015b4be" officeooo:paragraph-rsid="0015b4be" style:font-size-asian="20pt" style:font-weight-asian="bold" style:font-size-complex="20pt" style:font-weight-complex="bold"/>
    </style:style>
    <style:style style:name="P9" style:family="paragraph" style:parent-style-name="Text_20_body">
      <style:paragraph-properties fo:text-align="start" style:justify-single-word="false"/>
      <style:text-properties fo:font-size="20pt" fo:font-weight="normal" officeooo:rsid="000e1416" officeooo:paragraph-rsid="000e1416" style:font-size-asian="20pt" style:font-weight-asian="normal" style:font-size-complex="20pt" style:font-weight-complex="normal"/>
    </style:style>
    <style:style style:name="P10" style:family="paragraph" style:parent-style-name="Text_20_body">
      <style:text-properties officeooo:paragraph-rsid="000fe72d"/>
    </style:style>
    <style:style style:name="P11" style:family="paragraph" style:parent-style-name="Text_20_body">
      <style:text-properties officeooo:paragraph-rsid="0011a6fb"/>
    </style:style>
    <style:style style:name="P12" style:family="paragraph" style:parent-style-name="Text_20_body">
      <style:text-properties officeooo:rsid="0011a6fb" officeooo:paragraph-rsid="0011a6fb"/>
    </style:style>
    <style:style style:name="P13" style:family="paragraph" style:parent-style-name="Text_20_body">
      <style:text-properties officeooo:rsid="0015b4be" officeooo:paragraph-rsid="0015b4be"/>
    </style:style>
    <style:style style:name="P14" style:family="paragraph" style:parent-style-name="Text_20_body">
      <style:text-properties officeooo:paragraph-rsid="00164108"/>
    </style:style>
    <style:style style:name="P15" style:family="paragraph" style:parent-style-name="Text_20_body">
      <style:text-properties officeooo:rsid="000fe72d" officeooo:paragraph-rsid="000fe72d"/>
    </style:style>
    <style:style style:name="P16" style:family="paragraph" style:parent-style-name="Text_20_body">
      <style:text-properties officeooo:rsid="00164108" officeooo:paragraph-rsid="00164108"/>
    </style:style>
    <style:style style:name="P17" style:family="paragraph" style:parent-style-name="Text_20_body">
      <style:text-properties officeooo:rsid="00279929" officeooo:paragraph-rsid="00279929"/>
    </style:style>
    <style:style style:name="P18" style:family="paragraph" style:parent-style-name="Text_20_body">
      <style:text-properties officeooo:paragraph-rsid="00290585"/>
    </style:style>
    <style:style style:name="P19" style:family="paragraph" style:parent-style-name="Text_20_body">
      <style:text-properties officeooo:rsid="002ba914" officeooo:paragraph-rsid="002ba914"/>
    </style:style>
    <style:style style:name="P20" style:family="paragraph" style:parent-style-name="Text_20_body">
      <style:text-properties officeooo:paragraph-rsid="002caec9"/>
    </style:style>
    <style:style style:name="P21" style:family="paragraph" style:parent-style-name="Text_20_body">
      <style:text-properties officeooo:rsid="002ec0f8" officeooo:paragraph-rsid="002ec0f8"/>
    </style:style>
    <style:style style:name="P22" style:family="paragraph" style:parent-style-name="Text_20_body">
      <style:text-properties officeooo:paragraph-rsid="002f4efd"/>
    </style:style>
    <style:style style:name="P23" style:family="paragraph" style:parent-style-name="Text_20_body">
      <style:text-properties officeooo:rsid="0033624b" officeooo:paragraph-rsid="0033624b"/>
    </style:style>
    <style:style style:name="P24" style:family="paragraph" style:parent-style-name="Text_20_body">
      <style:text-properties officeooo:paragraph-rsid="00374483"/>
    </style:style>
    <style:style style:name="P25" style:family="paragraph" style:parent-style-name="Text_20_body">
      <style:text-properties officeooo:paragraph-rsid="0038a727"/>
    </style:style>
    <style:style style:name="P2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d13b5" officeooo:paragraph-rsid="001d13b5"/>
    </style:style>
    <style:style style:name="P2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fcd80" officeooo:paragraph-rsid="001fcd80"/>
    </style:style>
    <style:style style:name="P28" style:family="paragraph" style:parent-style-name="Heading_20_2">
      <style:paragraph-properties fo:break-before="page"/>
    </style:style>
    <style:style style:name="P29" style:family="paragraph" style:parent-style-name="Heading_20_3">
      <style:text-properties officeooo:paragraph-rsid="004f3732"/>
    </style:style>
    <style:style style:name="P30" style:family="paragraph" style:parent-style-name="Heading_20_3">
      <style:text-properties officeooo:paragraph-rsid="00509ad2"/>
    </style:style>
    <style:style style:name="P31" style:family="paragraph" style:parent-style-name="Heading_20_3">
      <style:text-properties officeooo:paragraph-rsid="0050b720"/>
    </style:style>
    <style:style style:name="P32" style:family="paragraph" style:parent-style-name="Heading_20_3">
      <style:text-properties officeooo:paragraph-rsid="0050ef75"/>
    </style:style>
    <style:style style:name="P33" style:family="paragraph" style:parent-style-name="Heading_20_3">
      <style:text-properties officeooo:paragraph-rsid="00528f9e"/>
    </style:style>
    <style:style style:name="P34" style:family="paragraph" style:parent-style-name="Heading_20_3">
      <style:text-properties officeooo:paragraph-rsid="0054fe50"/>
    </style:style>
    <style:style style:name="P35" style:family="paragraph" style:parent-style-name="Text_20_body">
      <style:text-properties officeooo:rsid="002aea18" officeooo:paragraph-rsid="002aea18"/>
    </style:style>
    <style:style style:name="P36" style:family="paragraph" style:parent-style-name="Text_20_body">
      <style:text-properties officeooo:rsid="002caec9" officeooo:paragraph-rsid="002caec9"/>
    </style:style>
    <style:style style:name="P37" style:family="paragraph" style:parent-style-name="Text_20_body">
      <style:text-properties officeooo:rsid="00374483" officeooo:paragraph-rsid="0038a727"/>
    </style:style>
    <style:style style:name="P38" style:family="paragraph" style:parent-style-name="Text_20_body">
      <style:text-properties officeooo:rsid="00388908" officeooo:paragraph-rsid="00388908"/>
    </style:style>
    <style:style style:name="P39" style:family="paragraph" style:parent-style-name="Text_20_body">
      <style:text-properties fo:color="#000000"/>
    </style:style>
    <style:style style:name="P40" style:family="paragraph" style:parent-style-name="Text_20_body">
      <style:text-properties fo:color="#ff0000"/>
    </style:style>
    <style:style style:name="P41" style:family="paragraph" style:parent-style-name="Text_20_body">
      <style:text-properties fo:color="#ff0000" officeooo:rsid="0041cd63" officeooo:paragraph-rsid="0041cd63"/>
    </style:style>
    <style:style style:name="P42" style:family="paragraph" style:parent-style-name="Text_20_body">
      <style:text-properties fo:color="#ff0000" officeooo:rsid="00439a17" officeooo:paragraph-rsid="00439a17"/>
    </style:style>
    <style:style style:name="P43" style:family="paragraph" style:parent-style-name="Text_20_body">
      <style:text-properties fo:color="#ff0000" officeooo:paragraph-rsid="004f3732"/>
    </style:style>
    <style:style style:name="P44" style:family="paragraph" style:parent-style-name="Text_20_body">
      <style:text-properties fo:color="#ff0000" officeooo:paragraph-rsid="00509ad2"/>
    </style:style>
    <style:style style:name="P45" style:family="paragraph" style:parent-style-name="Text_20_body">
      <style:text-properties fo:color="#ff0000" officeooo:paragraph-rsid="0050b720"/>
    </style:style>
    <style:style style:name="P46" style:family="paragraph" style:parent-style-name="Text_20_body">
      <style:text-properties fo:color="#ff0000" officeooo:paragraph-rsid="0050ef75"/>
    </style:style>
    <style:style style:name="P47" style:family="paragraph" style:parent-style-name="Text_20_body">
      <style:text-properties fo:color="#ff0000" officeooo:paragraph-rsid="00528f9e"/>
    </style:style>
    <style:style style:name="P48" style:family="paragraph" style:parent-style-name="Text_20_body">
      <style:text-properties fo:color="#ff0000" officeooo:paragraph-rsid="0054fe50"/>
    </style:style>
    <style:style style:name="P49" style:family="paragraph" style:parent-style-name="Text_20_body">
      <style:text-properties fo:color="#ff0000" officeooo:rsid="00572b3d" officeooo:paragraph-rsid="00572b3d"/>
    </style:style>
    <style:style style:name="P50" style:family="paragraph" style:parent-style-name="Text_20_body">
      <style:text-properties fo:color="#ff0000" officeooo:rsid="005a8761" officeooo:paragraph-rsid="005a8761"/>
    </style:style>
    <style:style style:name="P51" style:family="paragraph" style:parent-style-name="Text_20_body">
      <style:text-properties fo:color="#ff0000" officeooo:rsid="005dddcb" officeooo:paragraph-rsid="005dddcb"/>
    </style:style>
    <style:style style:name="P52" style:family="paragraph" style:parent-style-name="Text_20_body">
      <style:text-properties officeooo:paragraph-rsid="00439a17"/>
    </style:style>
    <style:style style:name="P53" style:family="paragraph" style:parent-style-name="Text_20_body">
      <style:text-properties officeooo:paragraph-rsid="004ba1fb"/>
    </style:style>
    <style:style style:name="P54" style:family="paragraph" style:parent-style-name="Text_20_body">
      <style:text-properties officeooo:rsid="004d7d0f" officeooo:paragraph-rsid="004d7d0f"/>
    </style:style>
    <style:style style:name="P55" style:family="paragraph" style:parent-style-name="Text_20_body">
      <style:text-properties officeooo:paragraph-rsid="004f3732"/>
    </style:style>
    <style:style style:name="P56" style:family="paragraph" style:parent-style-name="Text_20_body">
      <style:text-properties officeooo:paragraph-rsid="00509ad2"/>
    </style:style>
    <style:style style:name="P57" style:family="paragraph" style:parent-style-name="Text_20_body">
      <style:text-properties officeooo:paragraph-rsid="0050b720"/>
    </style:style>
    <style:style style:name="P58" style:family="paragraph" style:parent-style-name="Text_20_body">
      <style:text-properties officeooo:paragraph-rsid="0050ef75"/>
    </style:style>
    <style:style style:name="P59" style:family="paragraph" style:parent-style-name="Text_20_body">
      <style:text-properties officeooo:paragraph-rsid="00526d0b"/>
    </style:style>
    <style:style style:name="P60" style:family="paragraph" style:parent-style-name="Text_20_body">
      <style:text-properties officeooo:paragraph-rsid="00528f9e"/>
    </style:style>
    <style:style style:name="P61" style:family="paragraph" style:parent-style-name="Text_20_body">
      <style:text-properties officeooo:paragraph-rsid="0053fede"/>
    </style:style>
    <style:style style:name="P62" style:family="paragraph" style:parent-style-name="Text_20_body">
      <style:text-properties officeooo:paragraph-rsid="0054fe50"/>
    </style:style>
    <style:style style:name="P63" style:family="paragraph" style:parent-style-name="Text_20_body">
      <style:text-properties officeooo:paragraph-rsid="0055cbf8"/>
    </style:style>
    <style:style style:name="T1" style:family="text">
      <style:text-properties officeooo:rsid="000ee1b1"/>
    </style:style>
    <style:style style:name="T2" style:family="text">
      <style:text-properties officeooo:rsid="000fbe11"/>
    </style:style>
    <style:style style:name="T3" style:family="text">
      <style:text-properties officeooo:rsid="0011a6fb"/>
    </style:style>
    <style:style style:name="T4" style:family="text">
      <style:text-properties officeooo:rsid="00138fc2"/>
    </style:style>
    <style:style style:name="T5" style:family="text">
      <style:text-properties officeooo:rsid="001450e0"/>
    </style:style>
    <style:style style:name="T6" style:family="text">
      <style:text-properties officeooo:rsid="0015b4be"/>
    </style:style>
    <style:style style:name="T7" style:family="text">
      <style:text-properties officeooo:rsid="0015f7ea"/>
    </style:style>
    <style:style style:name="T8" style:family="text">
      <style:text-properties officeooo:rsid="00164108"/>
    </style:style>
    <style:style style:name="T9" style:family="text">
      <style:text-properties officeooo:rsid="0017aff8"/>
    </style:style>
    <style:style style:name="T10" style:family="text">
      <style:text-properties officeooo:rsid="001d13b5"/>
    </style:style>
    <style:style style:name="T11" style:family="text">
      <style:text-properties officeooo:rsid="001f0661"/>
    </style:style>
    <style:style style:name="T12" style:family="text">
      <style:text-properties officeooo:rsid="001f179d"/>
    </style:style>
    <style:style style:name="T13" style:family="text">
      <style:text-properties officeooo:rsid="0021cf30"/>
    </style:style>
    <style:style style:name="T14" style:family="text">
      <style:text-properties officeooo:rsid="0023870b"/>
    </style:style>
    <style:style style:name="T15" style:family="text">
      <style:text-properties officeooo:rsid="0024cf79"/>
    </style:style>
    <style:style style:name="T16" style:family="text">
      <style:text-properties officeooo:rsid="00290585"/>
    </style:style>
    <style:style style:name="T17" style:family="text">
      <style:text-properties officeooo:rsid="002aea18"/>
    </style:style>
    <style:style style:name="T18" style:family="text">
      <style:text-properties officeooo:rsid="002ba914"/>
    </style:style>
    <style:style style:name="T19" style:family="text">
      <style:text-properties officeooo:rsid="002e94fc"/>
    </style:style>
    <style:style style:name="T20" style:family="text">
      <style:text-properties officeooo:rsid="002f4efd"/>
    </style:style>
    <style:style style:name="T21" style:family="text">
      <style:text-properties officeooo:rsid="00305826"/>
    </style:style>
    <style:style style:name="T22" style:family="text">
      <style:text-properties officeooo:rsid="0031f8e2"/>
    </style:style>
    <style:style style:name="T23" style:family="text">
      <style:text-properties officeooo:rsid="0035223b"/>
    </style:style>
    <style:style style:name="T24" style:family="text">
      <style:text-properties officeooo:rsid="00364433"/>
    </style:style>
    <style:style style:name="T25" style:family="text">
      <style:text-properties officeooo:rsid="00374483"/>
    </style:style>
    <style:style style:name="T26" style:family="text">
      <style:text-properties officeooo:rsid="00391cd4"/>
    </style:style>
    <style:style style:name="T27" style:family="text">
      <style:text-properties fo:color="#000000"/>
    </style:style>
    <style:style style:name="T28" style:family="text">
      <style:text-properties fo:color="#000000" officeooo:rsid="0044b788"/>
    </style:style>
    <style:style style:name="T29" style:family="text">
      <style:text-properties fo:color="#000000" officeooo:rsid="00439a17"/>
    </style:style>
    <style:style style:name="T30" style:family="text">
      <style:text-properties fo:color="#000000" officeooo:rsid="0044f08a"/>
    </style:style>
    <style:style style:name="T31" style:family="text">
      <style:text-properties officeooo:rsid="004ba1fb"/>
    </style:style>
    <style:style style:name="T32" style:family="text">
      <style:text-properties officeooo:rsid="004d7d0f"/>
    </style:style>
    <style:style style:name="T33" style:family="text">
      <style:text-properties officeooo:rsid="004e3ccc"/>
    </style:style>
    <style:style style:name="T34" style:family="text">
      <style:text-properties style:font-name="Liberation Sans" fo:font-size="14.1000003814697pt" fo:font-weight="bold" officeooo:rsid="004e3ccc" style:font-name-asian="Noto Sans CJK SC" style:font-size-asian="14.1000003814697pt" style:font-weight-asian="bold" style:font-name-complex="Lohit Devanagari" style:font-size-complex="14.1000003814697pt" style:font-weight-complex="bold"/>
    </style:style>
    <style:style style:name="T35" style:family="text">
      <style:text-properties style:font-name="Liberation Sans" fo:font-size="14.1000003814697pt" fo:font-weight="bold" officeooo:rsid="004f3732" style:font-name-asian="Noto Sans CJK SC" style:font-size-asian="14.1000003814697pt" style:font-weight-asian="bold" style:font-name-complex="Lohit Devanagari" style:font-size-complex="14.1000003814697pt" style:font-weight-complex="bold"/>
    </style:style>
    <style:style style:name="T36" style:family="text">
      <style:text-properties style:font-name="Liberation Sans" fo:font-size="14.1000003814697pt" fo:font-weight="bold" officeooo:rsid="00509ad2" style:font-name-asian="Noto Sans CJK SC" style:font-size-asian="14.1000003814697pt" style:font-weight-asian="bold" style:font-name-complex="Lohit Devanagari" style:font-size-complex="14.1000003814697pt" style:font-weight-complex="bold"/>
    </style:style>
    <style:style style:name="T37" style:family="text">
      <style:text-properties style:font-name="Liberation Sans" fo:font-size="14.1000003814697pt" fo:font-weight="bold" officeooo:rsid="0050b720" style:font-name-asian="Noto Sans CJK SC" style:font-size-asian="14.1000003814697pt" style:font-weight-asian="bold" style:font-name-complex="Lohit Devanagari" style:font-size-complex="14.1000003814697pt" style:font-weight-complex="bold"/>
    </style:style>
    <style:style style:name="T38" style:family="text">
      <style:text-properties style:font-name="Liberation Sans" fo:font-size="14.1000003814697pt" fo:font-weight="bold" officeooo:rsid="0050ef75" style:font-name-asian="Noto Sans CJK SC" style:font-size-asian="14.1000003814697pt" style:font-weight-asian="bold" style:font-name-complex="Lohit Devanagari" style:font-size-complex="14.1000003814697pt" style:font-weight-complex="bold"/>
    </style:style>
    <style:style style:name="T39" style:family="text">
      <style:text-properties style:font-name="Liberation Sans" fo:font-size="14.1000003814697pt" fo:font-weight="bold" officeooo:rsid="00528f9e" style:font-name-asian="Noto Sans CJK SC" style:font-size-asian="14.1000003814697pt" style:font-weight-asian="bold" style:font-name-complex="Lohit Devanagari" style:font-size-complex="14.1000003814697pt" style:font-weight-complex="bold"/>
    </style:style>
    <style:style style:name="T40" style:family="text">
      <style:text-properties style:font-name="Liberation Sans" fo:font-size="14.1000003814697pt" fo:font-weight="bold" officeooo:rsid="0054fe50" style:font-name-asian="Noto Sans CJK SC" style:font-size-asian="14.1000003814697pt" style:font-weight-asian="bold" style:font-name-complex="Lohit Devanagari" style:font-size-complex="14.1000003814697pt" style:font-weight-complex="bold"/>
    </style:style>
    <style:style style:name="T41" style:family="text">
      <style:text-properties officeooo:rsid="004f3732"/>
    </style:style>
    <style:style style:name="T42" style:family="text">
      <style:text-properties officeooo:rsid="001cfb5f"/>
    </style:style>
    <style:style style:name="T43" style:family="text">
      <style:text-properties officeooo:rsid="00509ad2"/>
    </style:style>
    <style:style style:name="T44" style:family="text">
      <style:text-properties officeooo:rsid="000b7df3"/>
    </style:style>
    <style:style style:name="T45" style:family="text">
      <style:text-properties officeooo:rsid="001b190b"/>
    </style:style>
    <style:style style:name="T46" style:family="text">
      <style:text-properties officeooo:rsid="0050b720"/>
    </style:style>
    <style:style style:name="T47" style:family="text">
      <style:text-properties officeooo:rsid="0050ef75"/>
    </style:style>
    <style:style style:name="T48" style:family="text">
      <style:text-properties officeooo:rsid="00526d0b"/>
    </style:style>
    <style:style style:name="T49" style:family="text">
      <style:text-properties officeooo:rsid="00528f9e"/>
    </style:style>
    <style:style style:name="T50" style:family="text">
      <style:text-properties officeooo:rsid="000caa34"/>
    </style:style>
    <style:style style:name="T51" style:family="text">
      <style:text-properties officeooo:rsid="0053fede"/>
    </style:style>
    <style:style style:name="T52" style:family="text">
      <style:text-properties officeooo:rsid="0054fe50"/>
    </style:style>
    <style:style style:name="T53" style:family="text">
      <style:text-properties officeooo:rsid="0055cb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pecificación de Requerimiento de Software (SRS)</text:p>
      <text:p text:style-name="Text_20_body"/>
      <text:p text:style-name="Text_20_body"/>
      <text:p text:style-name="Text_20_body"/>
      <text:p text:style-name="Text_20_body"/>
      <text:p text:style-name="P6">Sistema de Gestión para Taller de G<text:span text:style-name="T6">as </text:span>N<text:span text:style-name="T6">atural </text:span>C<text:span text:style-name="T6">omprimido (GNC)</text:span></text:p>
      <text:p text:style-name="P8"/>
      <text:p text:style-name="P6"/>
      <text:p text:style-name="P6"/>
      <text:p text:style-name="P6"/>
      <text:p text:style-name="P6"/>
      <text:p text:style-name="P9">Integrante: Cipriani Héctor Dario </text:p>
      <text:p text:style-name="P9"><text:s text:c="20"/>DNI 30310317</text:p>
      <text:p text:style-name="P7"/>
      <text:h text:style-name="P28" text:outline-level="2">Indice:</text:h>
      <text:p text:style-name="Text_20_body">1. Introduc<text:span text:style-name="T1">ció</text:span>n .................................................................................................................................... 1</text:p>
      <text:p text:style-name="Text_20_body"><text:s text:c="4"/>1.1 Propósito<text:span text:style-name="T2"> </text:span>...........….................................................................................................................... 1</text:p>
      <text:p text:style-name="Text_20_body"><text:s text:c="4"/>1.2 <text:span text:style-name="T2">Alcance</text:span> ......…........................................................................................................................... 1</text:p>
      <text:p text:style-name="Text_20_body"><text:s text:c="4"/>1.3 Defini<text:span text:style-name="T2">c</text:span>ion<text:span text:style-name="T2">e</text:span>s …………………………….....…......................................................................... 1</text:p>
      <text:p text:style-name="Text_20_body"><text:s text:c="4"/>1.4 Referenc<text:span text:style-name="T2">ias</text:span> ..................................................…......................................................................... 2</text:p>
      <text:p text:style-name="Text_20_body">2. <text:span text:style-name="T13">D</text:span>escrip<text:span text:style-name="T13">c</text:span>i<text:span text:style-name="T13">ó</text:span>n <text:span text:style-name="T13">General </text:span>...................................................................................................................... <text:span text:style-name="T13">3</text:span></text:p>
      <text:p text:style-name="Text_20_body"><text:s text:c="4"/>2.1 <text:span text:style-name="T14">P</text:span>erspectiv<text:span text:style-name="T14">a del Producto</text:span> ......…................................................................................................ <text:span text:style-name="T14">3</text:span></text:p>
      <text:p text:style-name="Text_20_body"><text:s text:c="4"/>2.2 <text:span text:style-name="T14">F</text:span>unc<text:span text:style-name="T14">iones del Producto.....................................................................................................…</text:span>.... <text:span text:style-name="T19">3</text:span></text:p>
      <text:p text:style-name="Text_20_body"><text:s text:c="4"/>2.3 <text:span text:style-name="T14">Características del Usuario </text:span><text:s/>..................................................................................................... <text:span text:style-name="T26">3</text:span></text:p>
      <text:p text:style-name="Text_20_body"><text:s text:c="4"/>2.4 <text:span text:style-name="T14">Limitaciones</text:span> ........................................................................................................................... <text:span text:style-name="T22">4</text:span></text:p>
      <text:p text:style-name="Text_20_body"><text:s text:c="4"/>2.5 <text:span text:style-name="T15">Supuestos y dependencias </text:span><text:s/>...................................................................................................... <text:span text:style-name="T24">4</text:span></text:p>
      <text:p text:style-name="Text_20_body"><text:s text:c="4"/>2.6 <text:span text:style-name="T15">Reparto de los requisitos</text:span> ......................................................................................................... <text:span text:style-name="T26">4</text:span></text:p>
      <text:p text:style-name="Text_20_body">3. <text:span text:style-name="T26">Especificación de Requisitos</text:span> ........................................................................................................ </text:p>
      <text:p text:style-name="Text_20_body"><text:s text:c="8"/>3.1.1 <text:span text:style-name="T26">I</text:span>nterfaces <text:span text:style-name="T26">de Usuario </text:span>....................................................................................................... </text:p>
      <text:p text:style-name="Text_20_body"><text:s text:c="7"/>3.1.2 <text:span text:style-name="T26">Interfaces de </text:span>Hardware ..…................................................................................................ </text:p>
      <text:p text:style-name="Text_20_body"><text:s text:c="7"/>3.1.3 <text:span text:style-name="T26">Interfaces de </text:span>Software …................................................................................................. </text:p>
      <text:p text:style-name="Text_20_body"><text:s text:c="7"/>3.1.4 <text:span text:style-name="T26">I</text:span>nterfaces <text:span text:style-name="T26">de Comunicación.</text:span>.............................................................................................. </text:p>
      <text:p text:style-name="Text_20_body"><text:s text:c="3"/>3.2 <text:span text:style-name="T26">Requerimientos Funcionales</text:span>..................................................................................................... </text:p>
      <text:p text:style-name="Text_20_body"><text:s text:c="7"/>3.2.1 <text:span text:style-name="T31">Clase de Usuario</text:span> 1 - <text:span text:style-name="T31">Administrador</text:span>................................................................................... </text:p>
      <text:p text:style-name="P53"><text:s text:c="7"/>3.2.2 <text:span text:style-name="T31">Clase de Usuario</text:span> 2 - <text:span text:style-name="T31">Empleado</text:span> ........................................................................................ </text:p>
      <text:p text:style-name="P63"><text:s text:c="7"/>3.2.3 <text:span text:style-name="T31">Clase de Usauario </text:span>3 - <text:span text:style-name="T31">Cliente</text:span>............................................................................................ </text:p>
      <text:p text:style-name="P63">3.3 <text:span text:style-name="T53">Requerimientos de </text:span>Performance ………………........................................................................ </text:p>
      <text:p text:style-name="Text_20_body">3.4 Restricciones de diseño ................................................................................................ </text:p>
      <text:p text:style-name="Text_20_body">3.5 Atributos del sistema de software ...........................................................................…</text:p>
      <text:p text:style-name="Text_20_body">---------------------------------------------------------------------------------------------------------</text:p>
      <text:p text:style-name="Text_20_body">4. Prioritization and Release Plan .......................................................................................... </text:p>
      <text:p text:style-name="Text_20_body">4.1 Choice of prioritization method ........................................................................................................ 27</text:p>
      <text:p text:style-name="Text_20_body">Appendix I: Selection for Cost-Value Approach ........................................................................................ 29</text:p>
      <text:p text:style-name="Text_20_body"><text:soft-page-break/>Appendix II: Prioritization Result of 10 selected Requirements Using Cost-Value Approach .................. 32</text:p>
      <text:p text:style-name="Text_20_body">Appendix III: Five-Way Priority Scheme ................................................................................................... 36</text:p>
      <text:p text:style-name="Text_20_body">Appendix IV: Release Plan ......................................................................................................................... 47</text:p>
      <text:p text:style-name="Text_20_body">Appendix V: I-star ...................................................................................................................................... 55</text:p>
      <text:p text:style-name="Text_20_body"/>
      <text:p text:style-name="Text_20_body"/>
      <text:h text:style-name="P28" text:outline-level="2">1. Introduc<text:span text:style-name="T1">ció</text:span>n</text:h>
      <text:p text:style-name="P15">Se ofrece una descripción del alcance y una visión general de todo lo que se incluye en este documento SRS. Además se describe el propósito de este documento y se proporciona una lista de abreviaturas y definiciones.</text:p>
      <text:p text:style-name="P10"/>
      <text:h text:style-name="Heading_20_3" text:outline-level="3">1.1 Propósito</text:h>
      <text:p text:style-name="P11"><text:span text:style-name="T4">El </text:span><text:span text:style-name="T5">propósito</text:span><text:span text:style-name="T4"> de este documento es ofrecer una descripción detallada del software</text:span><text:span text:style-name="T3"> para la gestión </text:span><text:span text:style-name="T9">informática </text:span><text:span text:style-name="T3">de un taller de Gas Natural Comprimido (GNC).</text:span></text:p>
      <text:p text:style-name="P12"/>
      <text:h text:style-name="Heading_20_3" text:outline-level="3">1.2 <text:span text:style-name="T2">Alcance</text:span></text:h>
      <text:p text:style-name="P14"><text:span text:style-name="T6">El sistema de Gestión para taller de GNC </text:span><text:span text:style-name="T10">que se encarga de la venta e instalación de equipo de GNC </text:span><text:span text:style-name="T7">se va a encargar de mantener actualizada una ficha de registros de fallas de vehículos en general y como solucionar esas fallas.</text:span></text:p>
      <text:p text:style-name="P14"><text:span text:style-name="T8">También</text:span><text:span text:style-name="T7"> mantendrá información de </text:span><text:span text:style-name="T10">c</text:span><text:span text:style-name="T7">lientes, </text:span><text:span text:style-name="T10">v</text:span><text:span text:style-name="T8">ehículos con sus</text:span><text:span text:style-name="T7"> </text:span><text:span text:style-name="T10">o</text:span><text:span text:style-name="T7">bleas, </text:span><text:span text:style-name="T10">p</text:span><text:span text:style-name="T7">ruebas </text:span><text:span text:style-name="T10">h</text:span><text:span text:style-name="T7">idráulicas </text:span><text:span text:style-name="T11">(PH) </text:span><text:span text:style-name="T8">y detalles de mantenimientos asociados, ademas de informar</text:span><text:span text:style-name="T7"> próximos vencimientos </text:span><text:span text:style-name="T11">(de obleas y PH) </text:span><text:span text:style-name="T7">y próximos controles a realizar. </text:span></text:p>
      <text:p text:style-name="P16">Otro punto importante es destacar la opción de poder generar presupuestos.</text:p>
      <text:p text:style-name="P14"/>
      <text:h text:style-name="Heading_20_3" text:outline-level="3">1.3 Defini<text:span text:style-name="T2">c</text:span>ion<text:span text:style-name="T2">e</text:span>s</text:h>
      <table:table table:name="Tabla1" table:style-name="Tabla1">
        <table:table-column table:style-name="Tabla1.A"/>
        <table:table-column table:style-name="Tabla1.B"/>
        <table:table-row table:style-name="TableLine94255048363808">
          <table:table-cell table:style-name="Tabla1.A1" office:value-type="string">
            <text:p text:style-name="P1">Término</text:p>
          </table:table-cell>
          <table:table-cell table:style-name="Tabla1.A1" office:value-type="string">
            <text:p text:style-name="P1">Definición</text:p>
          </table:table-cell>
        </table:table-row>
        <table:table-row table:style-name="TableLine94255048432896">
          <table:table-cell table:style-name="Tabla1.A1" office:value-type="string">
            <text:p text:style-name="P2">GNC</text:p>
          </table:table-cell>
          <table:table-cell table:style-name="Tabla1.A1" office:value-type="string">
            <text:p text:style-name="P3"><text:span text:style-name="T10">Gas Natural Comprimido </text:span><text:span text:style-name="T12">es un combustible alternativo al petróleo, <text:s/>compuesto principalmente por gas metano. Para expresarlo en términos sencillos, es gas natural para uso como combustible de automóviles.</text:span></text:p>
          </table:table-cell>
        </table:table-row>
        <table:table-row table:style-name="TableLine94255048433248">
          <table:table-cell table:style-name="Tabla1.A1" office:value-type="string">
            <text:p text:style-name="P2">Equipo de GNC</text:p>
          </table:table-cell>
          <table:table-cell table:style-name="Tabla1.A1" office:value-type="string">
            <text:p text:style-name="P2">Son equipos electromecánicos para la conversión de vehículos nafteros a GNC</text:p>
          </table:table-cell>
        </table:table-row>
        <table:table-row table:style-name="TableLine94255048433664">
          <table:table-cell table:style-name="Tabla1.A1" office:value-type="string">
            <text:p text:style-name="P2">Falla</text:p>
          </table:table-cell>
          <table:table-cell table:style-name="Tabla1.A1" office:value-type="string">
            <text:p text:style-name="P2">Desperfecto mecánico y/o electrónico de algún vehículo</text:p>
          </table:table-cell>
        </table:table-row>
        <table:table-row table:style-name="TableLine94255048434384">
          <table:table-cell table:style-name="Tabla1.A1" office:value-type="string">
            <text:p text:style-name="P2">Oblea</text:p>
          </table:table-cell>
          <table:table-cell table:style-name="Tabla1.A1" office:value-type="string">
            <text:p text:style-name="P2">Es una revisión anual del sistema de GNC <text:s/>instalado en un vehículo</text:p>
          </table:table-cell>
        </table:table-row>
        <table:table-row table:style-name="TableLine94255048435184">
          <table:table-cell table:style-name="Tabla1.A1" office:value-type="string">
            <text:p text:style-name="P2">Prueba Hidráulica (PH)</text:p>
          </table:table-cell>
          <table:table-cell table:style-name="Tabla1.A1" office:value-type="string">
            <text:p text:style-name="P26">Es un ensayo que se le realiza a los cilindros de GNC instalados en un vehículo cada 5 años</text:p>
          </table:table-cell>
        </table:table-row>
        <table:table-row table:style-name="TableLine94255048435936">
          <table:table-cell table:style-name="Tabla1.A1" office:value-type="string">
            <text:p text:style-name="P4">Cilindro</text:p>
          </table:table-cell>
          <table:table-cell table:style-name="Tabla1.A1" office:value-type="string">
            <text:p text:style-name="P27">Dispositivo de acero donde se almacena el GNC.</text:p>
          </table:table-cell>
        </table:table-row>
        <table:table-row table:style-name="TableLine94255048436736">
          <table:table-cell table:style-name="Tabla1.A1" office:value-type="string">
            <text:p text:style-name="P5">Presupuesto</text:p>
          </table:table-cell>
          <table:table-cell table:style-name="Tabla1.A1" office:value-type="string">
            <text:p text:style-name="P5">Donde se brinda información detallada del equipo de GNC a instalar en un vehículo o información de algún control o mantenimiento a realizar con su respectivo precio del trabajo y/o producto</text:p>
          </table:table-cell>
        </table:table-row>
      </table:table>
      <text:p text:style-name="Text_20_body"/>
      <text:p text:style-name="P13"/>
      <text:h text:style-name="Heading_20_3" text:outline-level="3"><text:soft-page-break/>1.4 Referenc<text:span text:style-name="T2">ias</text:span></text:h>
      <text:p text:style-name="Text_20_body">IEEE Software Engineering Standards Committee, “IEEE Std 830-1998, IEEE Recommended Practice for Software Requirements Specifications”, October 20, 1998.</text:p>
      <text:p text:style-name="Text_20_body"/>
      <text:h text:style-name="P28" text:outline-level="2">2. <text:span text:style-name="T13">D</text:span>escrip<text:span text:style-name="T13">c</text:span>i<text:span text:style-name="T13">ó</text:span>n <text:span text:style-name="T13">General</text:span></text:h>
      <text:p text:style-name="Text_20_body">En esta sección se dará una visión general de todo el sistema. El sistema se explicará en su contexto para mostrar cómo el sistema interactúa con otros sistemas e introducir la funcionalidad básica del mismo. También se describirá el tipo de partes interesadas que utilizarán el sistema y la funcionalidad disponible para cada tipo.</text:p>
      <text:p text:style-name="Text_20_body">Por último, se presentarán las limitaciones e hipótesis del sistema.</text:p>
      <text:p text:style-name="Text_20_body"/>
      <text:h text:style-name="Heading_20_3" text:outline-level="3">2.1 <text:span text:style-name="T14">P</text:span>erspectiv<text:span text:style-name="T14">a del Producto</text:span></text:h>
      <text:p text:style-name="P17">El sistema sera utilizado en el taller de GNC para cargar, modificar y eliminar clientes, vehículos, productos, fallas y mantenimiento de vehículos, como así también las obleas de GNC y las P<text:span text:style-name="T18">H</text:span>. Ademas se podrá generar presupuestos para los clientes e imprimirlos para entregárselo.</text:p>
      <text:p text:style-name="P19">No se conectara a ninguna aplicación externa.</text:p>
      <text:p text:style-name="P17"/>
      <text:h text:style-name="Heading_20_3" text:outline-level="3">2.2 <text:span text:style-name="T14">F</text:span>unc<text:span text:style-name="T14">iones del Producto</text:span></text:h>
      <text:p text:style-name="P18"><text:span text:style-name="T16">Con esta aplicación se podrá </text:span><text:span text:style-name="T17">mantener un registro con datos personales de los clientes y del o los vehículos que posea, luego dependiendo de lo que el cliente necesite, el sistema mostrara la opción de generar presupuesto, ya sea por algún repuesto, para arreglo, oblea, PH o para la venta de algún equipo de GNC, siempre asociado a algún vehículo.</text:span></text:p>
      <text:p text:style-name="P35">Ademas con respecto a las obleas y PH el sistema permite cargar sus datos para llevar un registro, ya sea para que el usuario del sistema pueda revisar en cualquier momento mediante una consulta o para brindarle el servicio a los clientes de llamarlos y avisarles que su oblea o PH están próximos a por vencer.</text:p>
      <text:p text:style-name="P36">Otra función importante del sistema es la creación de un registro de fallas, el cual contendrá las fallas descriptas con su solución y si el usuario del sistema lo cree necesaria podrá cargar también la marca del vehículo y el modelo, si ser estos dos campos obligatorios, pues los campos obligatorios son la descripción de las fallas y las soluciones de las mismas. Un ejemplo seria la siguiente situación: desde la fabrica de equipos de GNC Tomasetto Achille (TA) informa los taller que tiene asociados en su red que existe una falla para los equipos de GNC de 4ta generación con códigos que van desde el TY40 T110000 hasta el TY40 T110200 es necesario cambia el diafragma de la 3ra etapa para su correcto funcionamiento. Claro esta en este ejemplo que no se necesita cargar los datos de ningún vehículo, por ello los únicos dos campos obligatorios son la descripción de la falla y su solución.</text:p>
      <text:p text:style-name="P20"/>
      <text:h text:style-name="Heading_20_3" text:outline-level="3">2.3 <text:span text:style-name="T14">Características del Usuario</text:span></text:h>
      <text:p text:style-name="P21">Los únicos usuarios habilitados para el uso de la aplicación sera el personal del taller de GNC. Esta previsto en un futuro la habilitación de usuarios vía web para distintas funciones como la generación de presupuestos, controles de vencimientos, reserva de turnos, etc.</text:p>
      <text:p text:style-name="P22"><text:soft-page-break/><text:span text:style-name="T20">Del personal del taller se pueden diferenciar dos tipos de usuarios: Administrador o Empleado. </text:span><text:span text:style-name="T21">Como Administrador se puede acceder a toda la información del sistema y como empleado solo podrá dar presupuestos, cargar datos de obleas y PH.</text:span></text:p>
      <text:p text:style-name="P22"/>
      <text:h text:style-name="Heading_20_3" text:outline-level="3">2.4 <text:span text:style-name="T14">Limitaciones</text:span></text:h>
      <text:p text:style-name="P23">La conexión a Internet es una limitación para la aplicación. Dado que la aplicación puede acceder a <text:s/>través de internet y esta obtiene los datos de la base de datos a través de Internet, es crucial que la conexión a la red se realice de forma segura. Si se desea acceder a la aplicación desde el taller, el servicio de internet no sera necesario porque la aplicación estará corriendo desde la maquina de<text:span text:style-name="T23">l taller de </text:span>forma local.</text:p>
      <text:p text:style-name="P23"/>
      <text:h text:style-name="Heading_20_3" text:outline-level="3">2.5 <text:span text:style-name="T15">Supuestos y dependencias</text:span></text:h>
      <text:p text:style-name="P25">Una de las hipótesis sobre el producto es que <text:span text:style-name="T25">si </text:span>siempre se utilizar<text:span text:style-name="T25">a</text:span> en teléfonos móviles, <text:span text:style-name="T25">es necesario </text:span>que tengan suficiente rendimiento <text:span text:style-name="T25">y acceso a internet </text:span>. Si el teléfono no tiene suficientes recursos de hardware disponibles para la aplicación puede haber escenarios en los que la aplicación no funcione como se pretende o incluso no funcione en absoluto. <text:span text:style-name="T25">En este escenario es necesario aclarar que obviamente para poder acceder a la aplicación es necesario que la aplicación este corriendo en una maquina con acceso a internet.</text:span></text:p>
      <text:p text:style-name="P37">Recordar que en general se utilizara la aplicación de forma local, es decir desde la computadora del taller de GNC.</text:p>
      <text:p text:style-name="P24"/>
      <text:h text:style-name="Heading_20_3" text:outline-level="3">2.6 <text:span text:style-name="T15">Reparto de los requisitos</text:span></text:h>
      <text:p text:style-name="P38">Como previsión a futuro esta disponibilizar esta aplicación para usuarios web que se estima que estará disponible en próximas versiones.</text:p>
      <text:h text:style-name="P28" text:outline-level="2">3. <text:span text:style-name="T26">Especificación de Requisitos</text:span></text:h>
      <text:p text:style-name="Text_20_body">Esta sección contiene todos los requisitos funcionales y de calidad del sistema. Ofrece una descripción detallada del sistema y de todas sus características.</text:p>
      <text:p text:style-name="Text_20_body"/>
      <text:h text:style-name="Heading_20_3" text:outline-level="3">3.1.1 <text:span text:style-name="T26">I</text:span>nterfaces <text:span text:style-name="T26">de Usuario</text:span></text:h>
      <text:p text:style-name="P41">Explicar lo que hace el sistema mostrando las imágenes de las Interfaces</text:p>
      <text:h text:style-name="Heading_20_3" text:outline-level="3">3.1.2 <text:span text:style-name="T26">Interfaces de </text:span>Hardware</text:h>
      <text:p text:style-name="Text_20_body"><text:span text:style-name="T28">L</text:span><text:span text:style-name="T27">a conexión de hardware con el servidor de la base de datos es gestionada por el sistema operativo subyacente </text:span><text:span text:style-name="T28">al</text:span><text:span text:style-name="T27"> teléfono móvil y </text:span><text:span text:style-name="T28">a la PC</text:span><text:span text:style-name="T27">.</text:span></text:p>
      <text:p text:style-name="P39"/>
      <text:h text:style-name="Heading_20_3" text:outline-level="3">3.1.3 <text:span text:style-name="T26">Interfaces de </text:span>Software</text:h>
      <text:p text:style-name="P52"><text:span text:style-name="T29">La aplicación se comunica con la base de datos para obtener la información sobre los </text:span><text:span text:style-name="T30">clientes, obleas, PH, etc. </text:span><text:span text:style-name="T29">La comunicación entre la base de datos y </text:span><text:span text:style-name="T30">la aplicación </text:span><text:span text:style-name="T29">consiste en operaciones de lectura, </text:span><text:span text:style-name="T30">escritura</text:span><text:span text:style-name="T29"> y modificación de los datos.</text:span></text:p>
      <text:p text:style-name="P42"/>
      <text:h text:style-name="Heading_20_3" text:outline-level="3">3.1.4 <text:span text:style-name="T26">I</text:span>nterfaces <text:span text:style-name="T26">de Comunicación</text:span></text:h>
      <text:p text:style-name="P39">La comunicación entre las distintas partes del sistema es importante, ya que dependen unas de otras entre sí. </text:p>
      <text:h text:style-name="Heading_20_3" text:outline-level="3">3.2 <text:span text:style-name="T26">Requerimientos Funcionales</text:span></text:h>
      <text:p text:style-name="Text_20_body">Esta sección incluye los requisitos que especifican todas las acciones fundamentales del sistema de software.</text:p>
      <text:p text:style-name="Text_20_body"/>
      <text:h text:style-name="Heading_20_3" text:outline-level="3">3.2.1 <text:span text:style-name="T31">Clase de Usuario</text:span> 1 – <text:span text:style-name="T31">Administrador</text:span></text:h>
      <text:h text:style-name="Heading_20_3" text:outline-level="3">3.2.1.1 <text:span text:style-name="T34">Requerimiento Funcional</text:span> 1.1</text:h>
      <text:p text:style-name="Text_20_body">ID: <text:span text:style-name="T33">RF</text:span>1</text:p>
      <text:p text:style-name="P55">TIT<text:span text:style-name="T33">ULO</text:span>: <text:span text:style-name="T42">Administrar clientes.</text:span></text:p>
      <text:p text:style-name="Text_20_body">DESC: <text:span text:style-name="T41">El administrador debe poder insertar, modificar y eliminar clientes en el sistema</text:span>.</text:p>
      <text:p text:style-name="P40">RAT: </text:p>
      <text:p text:style-name="Text_20_body">DEP<text:span text:style-name="T33">ENDENCIA</text:span>: No</text:p>
      <text:p text:style-name="Text_20_body"/>
      <text:h text:style-name="P29" text:outline-level="3"><text:soft-page-break/>3.2.1.<text:span text:style-name="T35">2</text:span> <text:span text:style-name="T34">Requerimiento Funcional</text:span> 1.<text:span text:style-name="T35">2</text:span></text:h>
      <text:p text:style-name="P55">ID: <text:span text:style-name="T33">RF</text:span><text:span text:style-name="T41">2</text:span></text:p>
      <text:p text:style-name="P55">TIT<text:span text:style-name="T33">ULO</text:span>: <text:span text:style-name="T42">Administrar vehículos.</text:span></text:p>
      <text:p text:style-name="P55">DESC: <text:span text:style-name="T41">El administrador debe poder insertar, modificar y eliminar vehículos en el sistema</text:span>.</text:p>
      <text:p text:style-name="P43">RAT: </text:p>
      <text:p text:style-name="P55">DEP<text:span text:style-name="T33">ENDENCIA</text:span>: <text:span text:style-name="T43">RF1</text:span></text:p>
      <text:h text:style-name="P29" text:outline-level="3">3.2.1.<text:span text:style-name="T35">3</text:span> <text:span text:style-name="T34">Requerimiento Funcional</text:span> 1.<text:span text:style-name="T35">3</text:span></text:h>
      <text:p text:style-name="P55">ID: <text:span text:style-name="T33">RF</text:span><text:span text:style-name="T41">3</text:span></text:p>
      <text:p text:style-name="P55">TIT<text:span text:style-name="T33">ULO</text:span>: <text:span text:style-name="T42">Administrar </text:span><text:span text:style-name="T41">product</text:span><text:span text:style-name="T42">os.</text:span></text:p>
      <text:p text:style-name="P55">DESC: <text:span text:style-name="T41">El administrador debe poder insertar, modificar y eliminar productos en el sistema</text:span>.</text:p>
      <text:p text:style-name="P43">RAT: </text:p>
      <text:p text:style-name="P55">DEP<text:span text:style-name="T33">ENDENCIA</text:span>: No</text:p>
      <text:h text:style-name="P30" text:outline-level="3">3.2.1.<text:span text:style-name="T36">4</text:span> <text:span text:style-name="T34">Requerimiento Funcional</text:span> 1.<text:span text:style-name="T36">4</text:span></text:h>
      <text:p text:style-name="P56">ID: <text:span text:style-name="T33">RF</text:span><text:span text:style-name="T43">4</text:span></text:p>
      <text:p text:style-name="P56">TIT<text:span text:style-name="T33">ULO</text:span>: <text:span text:style-name="T42">Registro de fallas.</text:span></text:p>
      <text:p text:style-name="P56">DESC: <text:span text:style-name="T41">El administrador debe poder insertar, modificar y eliminar </text:span><text:span text:style-name="T43">falla</text:span><text:span text:style-name="T41">s en el sistema</text:span>.</text:p>
      <text:p text:style-name="P44">RAT: </text:p>
      <text:p text:style-name="P56">DEP<text:span text:style-name="T33">ENDENCIA</text:span>: No</text:p>
      <text:h text:style-name="P30" text:outline-level="3">3.2.1.<text:span text:style-name="T36">5</text:span> <text:span text:style-name="T34">Requerimiento Funcional</text:span> 1.<text:span text:style-name="T36">5</text:span></text:h>
      <text:p text:style-name="P56">ID: <text:span text:style-name="T33">RF</text:span><text:span text:style-name="T43">5</text:span></text:p>
      <text:p text:style-name="P57">TIT<text:span text:style-name="T33">ULO</text:span>: <text:span text:style-name="T45">G</text:span><text:span text:style-name="T44">enerar, imprimir y guardar los datos de presupuesto.</text:span></text:p>
      <text:p text:style-name="P56">DESC: <text:span text:style-name="T41">El administrador debe poder </text:span><text:span text:style-name="T46">generar</text:span><text:span text:style-name="T41">, eliminar </text:span><text:span text:style-name="T46">e imprimir un presupuesto en el sistema</text:span>.</text:p>
      <text:p text:style-name="P44">RAT: </text:p>
      <text:p text:style-name="P56">DEP<text:span text:style-name="T33">ENDENCIA</text:span>: No</text:p>
      <text:h text:style-name="P31" text:outline-level="3">3.2.1.<text:span text:style-name="T37">6</text:span> <text:span text:style-name="T34">Requerimiento Funcional</text:span> 1.<text:span text:style-name="T37">6</text:span></text:h>
      <text:p text:style-name="P57">ID: <text:span text:style-name="T33">RF</text:span><text:span text:style-name="T46">6</text:span></text:p>
      <text:p text:style-name="P58">TIT<text:span text:style-name="T33">ULO</text:span>: <text:span text:style-name="T42">Gestión de Obleas y Pruebas Hidráulicas (PH).</text:span></text:p>
      <text:p text:style-name="P57">DESC: <text:span text:style-name="T41">El administrador debe poder </text:span><text:span text:style-name="T47">cargar y modificar los datos de obleas y PH</text:span><text:span text:style-name="T46"> en el sistema</text:span>.</text:p>
      <text:p text:style-name="P45">RAT: </text:p>
      <text:p text:style-name="P58">DEP<text:span text:style-name="T33">ENDENCIA</text:span>: <text:span text:style-name="T33">RF</text:span>1 <text:span text:style-name="T47">y </text:span><text:span text:style-name="T33">RF</text:span><text:span text:style-name="T41">2</text:span></text:p>
      <text:p text:style-name="P58"/>
      <text:h text:style-name="P32" text:outline-level="3"><text:soft-page-break/>3.2.1.<text:span text:style-name="T38">7</text:span> <text:span text:style-name="T34">Requerimiento Funcional</text:span> 1.<text:span text:style-name="T38">7</text:span></text:h>
      <text:p text:style-name="P58">ID: <text:span text:style-name="T33">RF</text:span><text:span text:style-name="T47">7</text:span></text:p>
      <text:p text:style-name="P59">TIT<text:span text:style-name="T33">ULO</text:span>: <text:span text:style-name="T42">Control de mantenimiento de vehículos convertidos a GNC.</text:span></text:p>
      <text:p text:style-name="P58">DESC: <text:span text:style-name="T41">El administrador debe poder </text:span><text:span text:style-name="T47">cargar, </text:span><text:span text:style-name="T48">eliminar </text:span><text:span text:style-name="T47">y modificar los datos </text:span><text:span text:style-name="T48">correspondientes a un mantenimiento realizado a un vehiculo</text:span>.</text:p>
      <text:p text:style-name="P46">RAT: </text:p>
      <text:p text:style-name="P58">DEP<text:span text:style-name="T33">ENDENCIA</text:span>: <text:span text:style-name="T33">RF</text:span>1 <text:span text:style-name="T47">y </text:span><text:span text:style-name="T33">RF</text:span><text:span text:style-name="T41">2</text:span></text:p>
      <text:h text:style-name="P33" text:outline-level="3">3.2.1.<text:span text:style-name="T39">8</text:span> <text:span text:style-name="T34">Requerimiento Funcional</text:span> 1.<text:span text:style-name="T39">8</text:span></text:h>
      <text:p text:style-name="P60">ID: <text:span text:style-name="T33">RF</text:span><text:span text:style-name="T49">8</text:span></text:p>
      <text:p text:style-name="P61">TIT<text:span text:style-name="T33">ULO</text:span>: <text:s/><text:span text:style-name="T42">A</text:span><text:span text:style-name="T50">visos de próximos vencimientos </text:span><text:span text:style-name="T51">de obleas, PH y mantenimientos a los vehículos de los clientes a los </text:span><text:span text:style-name="T50">cliente</text:span><text:span text:style-name="T51">s</text:span><text:span text:style-name="T50">.</text:span></text:p>
      <text:p text:style-name="P60">DESC: <text:span text:style-name="T41">El administrador debe poder </text:span><text:span text:style-name="T51">verificar próximos vencimientos y mantenimientos</text:span>.</text:p>
      <text:p text:style-name="P47">RAT: </text:p>
      <text:p text:style-name="P61">DEP<text:span text:style-name="T33">ENDENCIA</text:span>: <text:span text:style-name="T33">RF</text:span>1,<text:span text:style-name="T47"> </text:span><text:span text:style-name="T33">RF</text:span><text:span text:style-name="T41">2, </text:span><text:span text:style-name="T33">RF</text:span><text:span text:style-name="T46">6 </text:span><text:span text:style-name="T51">y </text:span><text:span text:style-name="T33">RF</text:span><text:span text:style-name="T47">7</text:span></text:p>
      <text:p text:style-name="P58"/>
      <text:h text:style-name="Heading_20_3" text:outline-level="3">3.2.2 <text:span text:style-name="T31">Clase de Usuario</text:span> 2 - <text:span text:style-name="T31">Empleado</text:span> </text:h>
      <text:h text:style-name="P34" text:outline-level="3">3.2.<text:span text:style-name="T52">2.</text:span>1 <text:span text:style-name="T34">Requerimiento Funcional</text:span> <text:span text:style-name="T40">2.1</text:span></text:h>
      <text:p text:style-name="P62">ID: <text:span text:style-name="T33">RF</text:span><text:span text:style-name="T52">9</text:span></text:p>
      <text:p text:style-name="P62">TIT<text:span text:style-name="T33">ULO</text:span>: <text:span text:style-name="T45">G</text:span><text:span text:style-name="T44">enerar, imprimir y guardar los datos de presupuesto.</text:span></text:p>
      <text:p text:style-name="P62">DESC: <text:span text:style-name="T41">El </text:span><text:span text:style-name="T52">empleado</text:span><text:span text:style-name="T41"> debe poder </text:span><text:span text:style-name="T46">generar</text:span><text:span text:style-name="T41">, eliminar </text:span><text:span text:style-name="T46">e imprimir un presupuesto en el sistema</text:span>.</text:p>
      <text:p text:style-name="P48">RAT: </text:p>
      <text:p text:style-name="P62">DEP<text:span text:style-name="T33">ENDENCIA</text:span>: No</text:p>
      <text:h text:style-name="P34" text:outline-level="3">3.2.<text:span text:style-name="T40">2</text:span>.<text:span text:style-name="T40">2</text:span> <text:span text:style-name="T34">Requerimiento Funcional</text:span> <text:span text:style-name="T40">2</text:span>.<text:span text:style-name="T40">2</text:span></text:h>
      <text:p text:style-name="P62">ID: <text:span text:style-name="T33">RF</text:span><text:span text:style-name="T52">10</text:span></text:p>
      <text:p text:style-name="P62">TIT<text:span text:style-name="T33">ULO</text:span>: <text:span text:style-name="T42">Gestión de Obleas y Pruebas Hidráulicas (PH).</text:span></text:p>
      <text:p text:style-name="P62">DESC: <text:span text:style-name="T41">El </text:span><text:span text:style-name="T52">empleado</text:span><text:span text:style-name="T41"> debe poder </text:span><text:span text:style-name="T47">cargar y modificar los datos de obleas y PH</text:span><text:span text:style-name="T46"> en el sistema</text:span>.</text:p>
      <text:p text:style-name="P48">RAT: </text:p>
      <text:p text:style-name="P62">DEP<text:span text:style-name="T33">ENDENCIA</text:span>: <text:span text:style-name="T33">RF</text:span>1 <text:span text:style-name="T47">y </text:span><text:span text:style-name="T33">RF</text:span><text:span text:style-name="T41">2</text:span></text:p>
      <text:h text:style-name="Heading_20_3" text:outline-level="3"><text:soft-page-break/></text:h>
      <text:h text:style-name="Heading_20_3" text:outline-level="3">3.2.3 <text:span text:style-name="T31">Clase de Us</text:span><text:span text:style-name="T32">u</text:span><text:span text:style-name="T31">ario </text:span>3 – <text:span text:style-name="T31">Cliente</text:span>.</text:h>
      <text:p text:style-name="P54">Funcionalidad futura. El cliente tendrá acceso a ciertas partes del sistema mediante un usuario y una contraseña que le permitirá loguearse en la aplicación Web.</text:p>
      <text:p text:style-name="P54"/>
      <text:h text:style-name="Heading_20_3" text:outline-level="3">3.3 <text:span text:style-name="T53">Requerimientos de </text:span>Performance</text:h>
      <text:p text:style-name="Text_20_body">Los requisitos de esta sección proporcionan una especificación detallada de la interacción del usuario con el software y las mediciones realizadas sobre el rendimiento del sistema.</text:p>
      <text:p text:style-name="Text_20_body"/>
      <text:p text:style-name="P49">Este punto 3.3 para mi no iría y si va no me doy cuenta que poner</text:p>
      <text:p text:style-name="P49"/>
      <text:h text:style-name="Heading_20_3" text:outline-level="3">3.4 Restricciones de diseño </text:h>
      <text:p text:style-name="Text_20_body">Esta sección incluye las limitaciones de diseño del software causadas por el hardware.</text:p>
      <text:p text:style-name="P50">Esto me parece que seria para sistemas mas grandes, porque no le veo limitaciones al hardware para el sistema que estoy desarrollando. Creo que tampoco iría.</text:p>
      <text:h text:style-name="Heading_20_3" text:outline-level="3">3.5 Atributos del sistema de software</text:h>
      <text:p text:style-name="Text_20_body">Los requisitos de esta sección especifican la fiabilidad, la disponibilidad, la seguridad y la mantenibilidad del sistema de software.</text:p>
      <text:p text:style-name="Text_20_body"/>
      <text:h text:style-name="Heading_20_3" text:outline-level="3">3.5.1 Fiabilidad</text:h>
      <text:p text:style-name="Text_20_body">ID: QR9</text:p>
      <text:p text:style-name="Text_20_body">TAG: SystemReliability (Fiabilidad del sistema)</text:p>
      <text:p text:style-name="Text_20_body">GIST: La fiabilidad del sistema.</text:p>
      <text:p text:style-name="Text_20_body">ESCALA: La fiabilidad de que el sistema dé el resultado correcto en una búsqueda.</text:p>
      <text:p text:style-name="Text_20_body">METRO: Medidas obtenidas de 1000 búsquedas durante las pruebas.</text:p>
      <text:p text:style-name="Text_20_body">DEBE: Más del 98% de las búsquedas.</text:p>
      <text:p text:style-name="Text_20_body">PLAN: Más del 99% de las búsquedas.</text:p>
      <text:p text:style-name="Text_20_body">DESEO: El 100% de las búsquedas.</text:p>
      <text:p text:style-name="Text_20_body"/>
      <text:p text:style-name="P51">Esto va así porque de ser así no me doy cuenta y lo copio igual, sino para mi solo tendría que pones la parte que dice ESCALA. Y así con algún otro atributo del sistema de softwa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3:45:59.660045870</meta:creation-date>
    <dc:date>2022-04-04T22:55:01.648353850</dc:date>
    <meta:editing-duration>PT3H57M57S</meta:editing-duration>
    <meta:editing-cycles>83</meta:editing-cycles>
    <meta:generator>LibreOffice/6.4.7.2$Linux_X86_64 LibreOffice_project/40$Build-2</meta:generator>
    <meta:document-statistic meta:table-count="1" meta:image-count="0" meta:object-count="0" meta:page-count="11" meta:paragraph-count="178" meta:word-count="1928" meta:character-count="15253" meta:non-whitespace-character-count="13355"/>
  </office:meta>
</office:document-meta>
</file>